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MSSB X 10" svg:font-family="'CMSSB X 10', 'CMSSB Extra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ofil">
      <style:paragraph-properties>
        <style:tab-stops>
          <style:tab-stop style:position="1.4772in"/>
        </style:tab-stops>
      </style:paragraph-properties>
    </style:style>
    <style:style style:name="P2" style:family="paragraph" style:parent-style-name="Profil">
      <style:paragraph-properties>
        <style:tab-stops>
          <style:tab-stop style:position="1.4772in"/>
          <style:tab-stop style:position="1.9689in"/>
        </style:tab-stops>
      </style:paragraph-properties>
      <style:text-properties style:font-name="Arial" fo:font-size="11pt" style:font-size-asian="11pt" style:font-name-complex="Arial"/>
    </style:style>
    <style:style style:name="P3" style:family="paragraph" style:parent-style-name="Profil">
      <style:text-properties style:font-name="Arial" fo:font-size="11pt" fo:language="en" fo:country="US" style:font-size-asian="11pt" style:font-name-complex="Arial"/>
    </style:style>
    <style:style style:name="P4" style:family="paragraph" style:parent-style-name="Profil">
      <style:paragraph-properties>
        <style:tab-stops>
          <style:tab-stop style:position="1.4772in"/>
        </style:tab-stops>
      </style:paragraph-properties>
      <style:text-properties style:font-name="Arial" fo:font-size="11pt" fo:language="en" fo:country="US" style:font-size-asian="11pt" style:font-name-complex="Arial" style:font-size-complex="11pt" style:font-style-complex="italic" style:font-weight-complex="bold"/>
    </style:style>
    <style:style style:name="P5" style:family="paragraph" style:parent-style-name="Profil">
      <style:paragraph-properties>
        <style:tab-stops>
          <style:tab-stop style:position="0.9846in"/>
          <style:tab-stop style:position="1.5in"/>
        </style:tab-stops>
      </style:paragraph-properties>
    </style:style>
    <style:style style:name="P6" style:family="paragraph" style:parent-style-name="Profil">
      <style:paragraph-properties>
        <style:tab-stops>
          <style:tab-stop style:position="1.4772in"/>
          <style:tab-stop style:position="1.9689in"/>
        </style:tab-stops>
      </style:paragraph-properties>
    </style:style>
    <style:style style:name="P7" style:family="paragraph" style:parent-style-name="Profil">
      <style:paragraph-properties fo:margin-left="1.4772in" fo:margin-right="0in" fo:text-indent="-1.4772in" style:auto-text-indent="false">
        <style:tab-stops>
          <style:tab-stop style:position="1.4772in"/>
        </style:tab-stops>
      </style:paragraph-properties>
    </style:style>
    <style:style style:name="P8" style:family="paragraph" style:parent-style-name="Profil">
      <style:paragraph-properties fo:margin-left="1.4772in" fo:margin-right="0in" fo:text-indent="-1.4772in" style:auto-text-indent="false">
        <style:tab-stops>
          <style:tab-stop style:position="1.4772in"/>
          <style:tab-stop style:position="1.9689in"/>
        </style:tab-stops>
      </style:paragraph-properties>
      <style:text-properties style:font-name="Arial" fo:font-size="11pt" fo:language="en" fo:country="US" style:font-size-asian="11pt" style:font-name-complex="Arial"/>
    </style:style>
    <style:style style:name="P9" style:family="paragraph" style:parent-style-name="Profil">
      <style:paragraph-properties fo:margin-left="1.4772in" fo:margin-right="0in" fo:text-indent="-1.4772in" style:auto-text-indent="false">
        <style:tab-stops>
          <style:tab-stop style:position="1.4772in"/>
          <style:tab-stop style:position="1.9689in"/>
        </style:tab-stops>
      </style:paragraph-properties>
      <style:text-properties style:font-name="Arial" fo:font-size="11pt" fo:language="en" fo:country="US" style:font-size-asian="11pt" style:font-name-complex="Arial" style:font-size-complex="11pt" style:font-style-complex="italic" style:font-weight-complex="bold"/>
    </style:style>
    <style:style style:name="P10" style:family="paragraph" style:parent-style-name="Profil">
      <style:paragraph-properties fo:margin-left="1.4772in" fo:margin-right="0in" fo:text-indent="-1.4772in" style:auto-text-indent="false">
        <style:tab-stops>
          <style:tab-stop style:position="1.4772in"/>
          <style:tab-stop style:position="1.9689in"/>
        </style:tab-stops>
      </style:paragraph-properties>
      <style:text-properties style:font-name="Arial" fo:font-size="11pt" fo:language="en" fo:country="US" fo:font-style="italic" fo:font-weight="bold" style:font-size-asian="11pt" style:font-style-asian="italic" style:font-weight-asian="bold" style:font-name-complex="Arial" style:font-size-complex="11pt" style:font-style-complex="italic"/>
    </style:style>
    <style:style style:name="P11" style:family="paragraph" style:parent-style-name="Profil">
      <style:paragraph-properties fo:margin-left="1.4772in" fo:margin-right="0in" fo:text-indent="-1.4772in" style:auto-text-indent="false">
        <style:tab-stops>
          <style:tab-stop style:position="1.4772in"/>
          <style:tab-stop style:position="1.9689in"/>
        </style:tab-stops>
      </style:paragraph-properties>
      <style:text-properties style:font-name="Arial" fo:font-size="11pt" fo:font-style="italic" fo:font-weight="bold" style:font-size-asian="11pt" style:font-style-asian="italic" style:font-weight-asian="bold" style:font-name-complex="Arial" style:font-style-complex="italic"/>
    </style:style>
    <style:style style:name="P12" style:family="paragraph" style:parent-style-name="Profil">
      <style:paragraph-properties fo:margin-left="1.4772in" fo:margin-right="0in" fo:text-indent="-1.4772in" style:auto-text-indent="false">
        <style:tab-stops>
          <style:tab-stop style:position="1.4772in"/>
          <style:tab-stop style:position="1.9689in"/>
        </style:tab-stops>
      </style:paragraph-properties>
    </style:style>
    <style:style style:name="P13" style:family="paragraph" style:parent-style-name="Profil">
      <style:paragraph-properties fo:margin-left="0.25in" fo:margin-right="0in" fo:text-indent="0in" style:auto-text-indent="false">
        <style:tab-stops>
          <style:tab-stop style:position="0.9846in"/>
          <style:tab-stop style:position="1.5in"/>
        </style:tab-stops>
      </style:paragraph-properties>
      <style:text-properties style:font-name="Arial" fo:font-size="11pt" fo:language="en" fo:country="US" style:font-size-asian="11pt" style:font-name-complex="Arial"/>
    </style:style>
    <style:style style:name="P14" style:family="paragraph" style:parent-style-name="Profil">
      <style:paragraph-properties fo:margin-left="0in" fo:margin-right="0in" fo:text-indent="0in" style:auto-text-indent="false">
        <style:tab-stops>
          <style:tab-stop style:position="0.9846in"/>
          <style:tab-stop style:position="1.5in"/>
        </style:tab-stops>
      </style:paragraph-properties>
    </style:style>
    <style:style style:name="P15" style:family="paragraph" style:parent-style-name="Profil">
      <style:paragraph-properties fo:margin-left="0in" fo:margin-right="0in" fo:text-indent="0in" style:auto-text-indent="false">
        <style:tab-stops>
          <style:tab-stop style:position="1.4772in"/>
        </style:tab-stops>
      </style:paragraph-properties>
      <style:text-properties style:font-name="Arial" fo:font-size="11pt" fo:language="en" fo:country="US" style:font-size-asian="11pt" style:font-name-complex="Arial" style:font-size-complex="11pt" style:font-style-complex="italic" style:font-weight-complex="bold"/>
    </style:style>
    <style:style style:name="P16" style:family="paragraph" style:parent-style-name="Profil">
      <style:paragraph-properties fo:margin-left="0in" fo:margin-right="0in" fo:text-align="justify" style:justify-single-word="false" fo:text-indent="0in" style:auto-text-indent="false">
        <style:tab-stops>
          <style:tab-stop style:position="1.4772in"/>
          <style:tab-stop style:position="1.9689in"/>
        </style:tab-stops>
      </style:paragraph-properties>
      <style:text-properties style:font-name="Arial" fo:font-size="11pt" fo:language="en" fo:country="US" style:font-size-asian="11pt" style:font-name-complex="Arial" style:font-size-complex="11pt" style:font-style-complex="italic" style:font-weight-complex="bold"/>
    </style:style>
    <style:style style:name="P17" style:family="paragraph" style:parent-style-name="Profil">
      <style:paragraph-properties fo:margin-left="0in" fo:margin-right="0in" fo:text-indent="0in" style:auto-text-indent="false">
        <style:tab-stops>
          <style:tab-stop style:position="1.4772in"/>
          <style:tab-stop style:position="1.9689in"/>
        </style:tab-stops>
      </style:paragraph-properties>
      <style:text-properties style:font-name="Arial" fo:font-size="11pt" fo:language="en" fo:country="US" style:font-size-asian="11pt" style:font-name-complex="Arial"/>
    </style:style>
    <style:style style:name="P18" style:family="paragraph" style:parent-style-name="Profil">
      <style:paragraph-properties fo:margin-left="0in" fo:margin-right="0in" fo:text-indent="0in" style:auto-text-indent="false">
        <style:tab-stops>
          <style:tab-stop style:position="1.3783in"/>
        </style:tab-stops>
      </style:paragraph-properties>
      <style:text-properties style:font-name="Arial" fo:font-size="11pt" fo:language="en" fo:country="US" style:font-size-asian="11pt" style:font-name-complex="Arial"/>
    </style:style>
    <style:style style:name="P19" style:family="paragraph" style:parent-style-name="Profil">
      <style:paragraph-properties fo:margin-left="0in" fo:margin-right="0in" fo:text-indent="0in" style:auto-text-indent="false">
        <style:tab-stops>
          <style:tab-stop style:position="0.9846in"/>
          <style:tab-stop style:position="1.5in"/>
        </style:tab-stops>
      </style:paragraph-properties>
      <style:text-properties style:font-name="Arial" fo:font-size="11pt" fo:language="en" fo:country="US" style:font-size-asian="11pt" style:font-name-complex="Arial"/>
    </style:style>
    <style:style style:name="P20" style:family="paragraph" style:parent-style-name="Profil">
      <style:paragraph-properties fo:margin-left="1.4752in" fo:margin-right="0in" fo:text-indent="-1.4752in" style:auto-text-indent="false">
        <style:tab-stops>
          <style:tab-stop style:position="0.9846in"/>
          <style:tab-stop style:position="1.5in"/>
        </style:tab-stops>
      </style:paragraph-properties>
    </style:style>
    <style:style style:name="P21" style:family="paragraph" style:parent-style-name="Profil_5f_Name" style:master-page-name="Standard">
      <style:paragraph-properties fo:margin-left="1.4772in" fo:margin-right="0in" fo:text-indent="-1.4772in" style:auto-text-indent="false" style:page-number="auto">
        <style:tab-stops>
          <style:tab-stop style:position="1.4772in"/>
        </style:tab-stops>
      </style:paragraph-properties>
      <style:text-properties style:font-name="Arial" style:font-name-complex="Arial"/>
    </style:style>
    <style:style style:name="T1" style:family="text">
      <style:text-properties style:font-name="Arial" fo:font-size="11pt" style:font-size-asian="11pt" style:font-name-complex="Arial"/>
    </style:style>
    <style:style style:name="T2" style:family="text">
      <style:text-properties style:font-name="Arial" fo:font-size="11pt" style:font-size-asian="11pt" style:font-name-complex="Arial" style:font-style-complex="italic"/>
    </style:style>
    <style:style style:name="T3" style:family="text">
      <style:text-properties style:font-name="Arial" fo:font-size="11pt" fo:language="en" fo:country="US" style:font-size-asian="11pt" style:font-name-complex="Arial"/>
    </style:style>
    <style:style style:name="T4" style:family="text">
      <style:text-properties style:font-name="Arial" fo:font-size="11pt" fo:language="en" fo:country="US" style:font-size-asian="11pt" style:font-name-complex="Arial" style:font-size-complex="13.5pt"/>
    </style:style>
    <style:style style:name="T5" style:family="text">
      <style:text-properties style:font-name="Arial" fo:font-size="11pt" fo:language="en" fo:country="US" fo:font-style="italic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T6" style:family="text">
      <style:text-properties style:font-name="Arial" fo:font-size="11pt" fo:font-style="italic" fo:font-weight="bold" style:font-size-asian="11pt" style:font-style-asian="italic" style:font-weight-asian="bold" style:font-name-complex="Arial" style:font-style-complex="italic"/>
    </style:style>
    <style:style style:name="T7" style:family="text">
      <style:text-properties style:font-name="Arial" fo:font-size="11pt" fo:language="en" fo:country="GB" style:font-size-asian="11pt" style:font-name-complex="Arial"/>
    </style:style>
    <style:style style:name="T8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hristian Grothoff, PhD (UCLA)</text:p>
      <text:p text:style-name="P7"><text:span text:style-name="T4">TU München, </text:span><text:span text:style-name="T4">Department of Informatics, Chair for Network Architectures and Services</text:span></text:p>
      <text:p text:style-name="P7"><text:span text:style-name="T4">Emmy-Noether Research Group Leader</text:span></text:p>
      <text:p text:style-name="P7"><text:a xlink:type="simple" xlink:href="http://www5.in.tum.de/"><text:span text:style-name="Internet_20_link"><text:span text:style-name="T4">http://grothoff.org/christian/</text:span></text:span></text:a><text:span text:style-name="T4"> </text:span></text:p>
      <text:p text:style-name="P3"/>
      <text:p text:style-name="P5"><text:span text:style-name="T3">born February 28, 1977, in Wuppertal</text:span></text:p>
      <text:p text:style-name="P13"/>
      <text:p text:style-name="P14"><text:span text:style-name="T6">Education<text:tab/></text:span></text:p>
      <text:p text:style-name="P14"><text:span text:style-name="T2">1996–2000<text:tab/><text:tab/>Diplom II in Mathematik, BUGH Wuppertal <text:s text:c="4"/></text:span></text:p>
      <text:p text:style-name="P14"><text:span text:style-name="T2">1996–2001<text:tab/><text:tab/>1. Staatsexamen in Chemie, BUGH Wuppertal</text:span></text:p>
      <text:p text:style-name="P20"><text:span text:style-name="T3">2000–2003 <text:tab/><text:tab/></text:span><text:span text:style-name="T7">M.S. In Informatik, Purdue University</text:span></text:p>
      <text:p text:style-name="P14"><text:span text:style-name="T3">2006 <text:tab/><text:tab/>Doctoral degree (Ph.D.) from UCLA</text:span></text:p>
      <text:p text:style-name="P19"><text:span text:style-name="T3"/></text:p>
      <text:p text:style-name="P6"><text:span text:style-name="T6">Honours<text:tab/></text:span></text:p>
      <text:p text:style-name="P6"><text:span text:style-name="T1">1998–2000<text:tab/><text:tab/>Kurt-Hansen Fellowship</text:span></text:p>
      <text:p text:style-name="P2">1999–2000<text:tab/><text:tab/>Delphi Automotive Sponsored Thesis</text:p>
      <text:p text:style-name="P12"><text:span text:style-name="T3">2000–2001<text:tab/>DAAD Fellowship</text:span></text:p>
      <text:p text:style-name="P12"><text:span text:style-name="T3">2002<text:tab/>Barmenia Award for best graduates in mathematics 2000-2001</text:span></text:p>
      <text:p text:style-name="P12"><text:span text:style-name="T3">since</text:span><text:span text:style-name="T3"> 2009<text:tab/>Emmy-Noether Research Group Leader, TUM</text:span></text:p>
      <text:p text:style-name="P8"/>
      <text:p text:style-name="P11">Career</text:p>
      <text:p text:style-name="P12"><text:span text:style-name="T3">2000–2006 <text:tab/>Ph.D. scholar</text:span></text:p>
      <text:p text:style-name="P12"><text:span text:style-name="T3">2006–2009 <text:s/><text:tab/>Assistant professor, University of Denver</text:span></text:p>
      <text:p text:style-name="P12"><text:span text:style-name="T3">since 2009<text:tab/>Emmy-Noether Research Group Leader, TUM</text:span></text:p>
      <text:p text:style-name="P8"/>
      <text:p text:style-name="P10">Professional Activities</text:p>
      <text:p text:style-name="P16"/>
      <text:p text:style-name="P16">Dr. Grothoff has a history of developing useful tools and libraries for a broad audience. <text:s/>The software artifacts produced by his research have inspired other researchers as well as non-academic software developers and have frequently been directly incorporated into other</text:p>
      <text:p text:style-name="P16">projects. <text:s/>He was part of the core development team for OVM, a real-time Java Virtual Machine which is now used by Boeing to fly aircraft. <text:s/>He also helped develop the first compiler and runtime system for X10, IBM's new language for high-performance computing.</text:p>
      <text:p text:style-name="P16">His Runabout is a widely used alternative for the visitor pattern that has spawned a number of variations designed by other researchers. <text:s/>His research in privacy enhancing technologies produced GNUnet, GNU's peer-to-peer framework. <text:s/>He is also the maintainer of GNU libextractor, a GNU project for metadata extraction. <text:s/>Software developed during his research has always been published under free software licenses (usually GNU's GPL) and published on the Internet.</text:p>
      <text:p text:style-name="P1"><text:span text:style-name="T5"/></text:p>
      <text:p text:style-name="P1"><text:span text:style-name="T5">Focus Areas of Research and T</text:span><text:span text:style-name="T5">eaching</text:span></text:p>
      <text:p text:style-name="P4"/>
      <text:p text:style-name="P15">Programming languages, Computer security, Networking, Software tools</text:p>
      <text:p text:style-name="P9"><text:tab/></text:p>
      <text:p text:style-name="P8"/>
      <text:p text:style-name="P17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MSSB X 10" svg:font-family="'CMSSB X 10', 'CMSSB Extra'" style:font-family-generic="swiss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fo:keep-with-next="always"/>
      <style:text-properties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fo:keep-with-next="always"/>
      <style:text-properties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fo:keep-with-next="always"/>
      <style:text-properties fo:font-size="13pt" fo:font-weight="bold" style:font-size-asian="13pt" style:font-weight-asian="bold" style:font-name-complex="Arial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Absatz" style:family="paragraph" style:parent-style-name="Header">
      <style:paragraph-properties fo:margin-left="1.4764in" fo:margin-right="0in" fo:text-align="justify" style:justify-single-word="false" fo:text-indent="-1.4764in" style:auto-text-indent="false">
        <style:tab-stops/>
      </style:paragraph-properties>
      <style:text-properties style:font-name="Helv" fo:language="none" fo:country="none" style:language-asian="none" style:country-asian="none"/>
    </style:style>
    <style:style style:name="lecture" style:family="paragraph">
      <style:paragraph-properties fo:margin-left="0.3937in" fo:margin-right="0in" style:line-height-at-least="0.25in" fo:text-align="justify" style:justify-single-word="false" fo:orphans="0" fo:widows="0" fo:text-indent="-0.3937in" style:auto-text-indent="false">
        <style:tab-stops>
          <style:tab-stop style:position="0.3937in"/>
          <style:tab-stop style:position="1.3783in"/>
          <style:tab-stop style:position="2.3626in"/>
          <style:tab-stop style:position="3.3457in"/>
        </style:tab-stops>
      </style:paragraph-properties>
      <style:text-properties style:use-window-font-color="true" style:font-name="Times New Roman" fo:font-size="12pt" fo:language="de" fo:country="DE" style:font-name-asian="Arial" style:font-size-asian="12pt" style:font-name-complex="Times New Roman" style:font-size-complex="10pt" style:language-complex="ar" style:country-complex="SA"/>
    </style:style>
    <style:style style:name="Profil" style:family="paragraph" style:parent-style-name="Standard">
      <style:paragraph-properties fo:margin-left="0.9846in" fo:margin-right="0in" fo:text-indent="-0.9846in" style:auto-text-indent="false">
        <style:tab-stops>
          <style:tab-stop style:position="0.9846in"/>
          <style:tab-stop style:position="1.3783in"/>
        </style:tab-stops>
      </style:paragraph-properties>
    </style:style>
    <style:style style:name="Profil_5f_Überschrift" style:display-name="Profil_Überschrift" style:family="paragraph" style:parent-style-name="Profil" style:next-style-name="Profil">
      <style:paragraph-properties fo:margin-left="0in" fo:margin-right="0in" fo:text-indent="0in" style:auto-text-indent="false"/>
      <style:text-properties fo:font-weight="bold" style:font-weight-asian="bold"/>
    </style:style>
    <style:style style:name="literatur" style:family="paragraph">
      <style:paragraph-properties fo:margin-left="0.3937in" fo:margin-right="0in" fo:text-align="justify" style:justify-single-word="false" fo:orphans="0" fo:widows="0" fo:text-indent="-0.3937in" style:auto-text-indent="false">
        <style:tab-stops>
          <style:tab-stop style:position="0.3937in"/>
          <style:tab-stop style:position="1.3783in"/>
          <style:tab-stop style:position="2.3626in"/>
          <style:tab-stop style:position="3.3457in"/>
        </style:tab-stops>
      </style:paragraph-properties>
      <style:text-properties style:use-window-font-color="true" style:font-name="Times New Roman" fo:font-size="12pt" fo:language="de" fo:country="DE" style:font-name-asian="Arial" style:font-size-asian="12pt" style:font-name-complex="Times New Roman" style:font-size-complex="10pt" style:language-complex="ar" style:country-complex="SA"/>
    </style:style>
    <style:style style:name="Textkörper_20_2" style:display-name="Textkörper 2" style:family="paragraph" style:parent-style-name="Standard">
      <style:paragraph-properties fo:line-height="150%" fo:text-align="center" style:justify-single-word="false"/>
      <style:text-properties fo:language="en" fo:country="US" style:font-size-complex="12pt"/>
    </style:style>
    <style:style style:name="Profil_5f_Name" style:display-name="Profil_Name" style:family="paragraph" style:parent-style-name="Profil" style:next-style-name="Profil">
      <style:paragraph-properties fo:margin-top="0in" fo:margin-bottom="0.0835in"/>
      <style:text-properties fo:font-size="14pt" fo:font-weight="bold" style:font-size-asian="14pt" style:font-weight-asian="bold"/>
    </style:style>
    <style:style style:name="Gleichung" style:family="paragraph" style:parent-style-name="Standard" style:next-style-name="Text_20_body">
      <style:paragraph-properties fo:margin-left="0.6299in" fo:margin-right="0in" fo:line-height="150%" fo:text-indent="0in" style:auto-text-indent="false">
        <style:tab-stops>
          <style:tab-stop style:position="1.8752in"/>
          <style:tab-stop style:position="3.25in"/>
          <style:tab-stop style:position="4.5in"/>
          <style:tab-stop style:position="6.3in" style:type="right"/>
        </style:tab-stops>
      </style:paragraph-properties>
      <style:text-properties fo:language="en" fo:country="GB" style:font-size-complex="12pt"/>
    </style:style>
    <style:style style:name="Textkörper-Einzug_20_2" style:display-name="Textkörper-Einzug 2" style:family="paragraph" style:parent-style-name="Standard">
      <style:paragraph-properties fo:margin-left="0.9846in" fo:margin-right="0in" fo:margin-top="0.0835in" fo:margin-bottom="0.0835in" fo:text-indent="-0.0016in" style:auto-text-indent="false"/>
    </style:style>
    <style:style style:name="Text_20_body_20_indent" style:display-name="Text body indent" style:family="paragraph" style:parent-style-name="Standard" style:class="text">
      <style:paragraph-properties fo:margin-left="0.3937in" fo:margin-right="0in" fo:text-indent="-0.3937in" style:auto-text-indent="false"/>
      <style:text-properties fo:language="en" fo:country="GB"/>
    </style:style>
    <style:style style:name="Literatur" style:family="paragraph">
      <style:paragraph-properties fo:margin-left="0.2362in" fo:margin-right="0in" fo:margin-top="0in" fo:margin-bottom="0.0398in" style:line-height-at-least="0.2083in" fo:text-align="justify" style:justify-single-word="false" fo:orphans="2" fo:widows="2" fo:text-indent="-0.2362in" style:auto-text-indent="false" style:text-autospace="none">
        <style:tab-stops>
          <style:tab-stop style:position="0.2362in"/>
          <style:tab-stop style:position="0.4327in"/>
          <style:tab-stop style:position="0.6291in"/>
          <style:tab-stop style:position="0.8264in"/>
          <style:tab-stop style:position="1.0236in"/>
          <style:tab-stop style:position="1.2209in"/>
          <style:tab-stop style:position="1.4173in"/>
          <style:tab-stop style:position="1.6138in"/>
          <style:tab-stop style:position="1.8102in"/>
          <style:tab-stop style:position="2.0071in"/>
          <style:tab-stop style:position="2.2047in"/>
          <style:tab-stop style:position="2.4016in"/>
          <style:tab-stop style:position="2.5984in"/>
          <style:tab-stop style:position="2.7953in"/>
          <style:tab-stop style:position="2.9917in"/>
          <style:tab-stop style:position="3.1882in"/>
          <style:tab-stop style:position="3.3862in"/>
          <style:tab-stop style:position="3.5827in"/>
          <style:tab-stop style:position="3.7791in"/>
          <style:tab-stop style:position="3.9764in"/>
          <style:tab-stop style:position="4.1728in"/>
          <style:tab-stop style:position="4.3693in"/>
          <style:tab-stop style:position="4.5673in"/>
          <style:tab-stop style:position="4.7638in"/>
          <style:tab-stop style:position="4.9602in"/>
          <style:tab-stop style:position="5.1571in"/>
        </style:tab-stops>
      </style:paragraph-properties>
      <style:text-properties style:use-window-font-color="true" style:font-name="Times" fo:font-size="10pt" fo:language="en" fo:country="US" style:font-name-asian="Arial" style:font-size-asian="10pt" style:language-asian="none" style:country-asian="none" style:font-name-complex="Times New Roman" style:font-size-complex="12pt" style:language-complex="ar" style:country-complex="SA"/>
    </style:style>
    <style:style style:name="WW-Default" style:family="paragraph">
      <style:paragraph-properties fo:orphans="2" fo:widows="2" style:text-autospace="none"/>
      <style:text-properties fo:color="#000000" style:font-name="Arial" fo:font-size="12pt" fo:language="de" fo:country="DE" style:font-name-asian="Arial" style:font-size-asian="12pt" style:font-name-complex="Arial" style:font-size-complex="12pt" style:language-complex="ar" style:country-complex="SA"/>
    </style:style>
    <style:style style:name="Vordrucktext" style:family="paragraph" style:parent-style-name="WW-Default" style:next-style-name="WW-Default">
      <style:text-properties fo:color="#000000" style:font-name-complex="Times New Roman"/>
    </style:style>
    <style:style style:name="Standard_20__28_Web_29_" style:display-name="Standard (Web)" style:family="paragraph" style:parent-style-name="Standard">
      <style:paragraph-properties fo:margin-top="0.0693in" fo:margin-bottom="0.0693in"/>
      <style:text-properties style:font-size-complex="12pt"/>
    </style:style>
    <style:style style:name="CM36" style:family="paragraph" style:parent-style-name="WW-Default" style:next-style-name="WW-Default">
      <style:paragraph-properties fo:margin-top="0in" fo:margin-bottom="0.2453in" fo:orphans="0" fo:widows="0"/>
      <style:text-properties fo:color="#000000" style:font-name="CMSSB X 10" style:font-name-asian="Times New Roman" style:font-name-complex="Times New Roman"/>
    </style:style>
    <style:style style:name="CM41" style:family="paragraph" style:parent-style-name="WW-Default" style:next-style-name="WW-Default">
      <style:paragraph-properties fo:margin-top="0in" fo:margin-bottom="0.0752in" fo:orphans="0" fo:widows="0"/>
      <style:text-properties fo:color="#000000" style:font-name="CMSSB X 10" style:font-name-asian="Times New Roman" style:font-name-complex="Times New Roman"/>
    </style:style>
    <style:style style:name="CM9" style:family="paragraph" style:parent-style-name="WW-Default" style:next-style-name="WW-Default">
      <style:paragraph-properties style:line-height-at-least="0.1528in" fo:orphans="0" fo:widows="0"/>
      <style:text-properties fo:color="#000000" style:font-name="CMSSB X 10" style:font-name-asian="Times New Roman" style:font-name-complex="Times New Roman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4" style:family="text">
      <style:text-properties style:font-name="Courier New" style:font-name-complex="Courier New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2z0" style:family="text">
      <style:text-properties style:font-name="Symbol"/>
    </style:style>
    <style:style style:name="WW8Num12z2" style:family="text">
      <style:text-properties style:font-name="Wingdings"/>
    </style:style>
    <style:style style:name="WW8Num12z4" style:family="text">
      <style:text-properties style:font-name="Courier New" style:font-name-complex="Courier New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/>
    </style:style>
    <style:style style:name="WW8Num1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/>
    </style:style>
    <style:style style:name="WW8Num15z2" style:family="text">
      <style:text-properties style:font-name="Wingdings"/>
    </style:style>
    <style:style style:name="WW8Num17z0" style:family="text">
      <style:text-properties style:font-name="Symbol"/>
    </style:style>
    <style:style style:name="WW8Num17z1" style:family="text">
      <style:text-properties style:font-name="Courier New"/>
    </style:style>
    <style:style style:name="WW8Num17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/>
    </style:style>
    <style:style style:name="WW8Num18z2" style:family="text">
      <style:text-properties style:font-name="Wingdings"/>
    </style:style>
    <style:style style:name="WW8Num20z0" style:family="text">
      <style:text-properties style:font-name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3z0" style:family="text">
      <style:text-properties style:font-name="Symbol"/>
    </style:style>
    <style:style style:name="WW8Num23z1" style:family="text">
      <style:text-properties style:font-name="Courier New"/>
    </style:style>
    <style:style style:name="WW8Num23z2" style:family="text">
      <style:text-properties style:font-name="Wingdings"/>
    </style:style>
    <style:style style:name="WW8Num24z0" style:family="text">
      <style:text-properties style:font-name="Symbol"/>
    </style:style>
    <style:style style:name="WW8Num24z1" style:family="text">
      <style:text-properties style:font-name="Courier New" style:font-name-complex="Courier New"/>
    </style:style>
    <style:style style:name="WW8Num24z2" style:family="text">
      <style:text-properties style:font-name="Wingdings"/>
    </style:style>
    <style:style style:name="WW8Num25z0" style:family="text">
      <style:text-properties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Strong_20_Emphasis" style:display-name="Strong Emphasis" style:family="text" style:parent-style-name="Absatz-Standardschriftart">
      <style:text-properties fo:font-weight="bold" style:font-weight-asian="bold" style:font-weight-complex="bold"/>
    </style:style>
    <style:style style:name="Emphasis" style:family="text" style:parent-style-name="Absatz-Standardschriftar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outline-level-style>
      <text:outline-level-style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fo:text-indent="-0.3335in" fo:margin-left="0.58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format="1" text:start-value="1978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2" style:num-format="1" text:start-value="1984" text:display-levels="2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Symbol"/>
      </text:list-level-style-bullet>
      <text:list-level-style-bullet text:level="2" text:style-name="WW8Num6z1" style:num-suffix="." text:bullet-char="-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Liberation Serif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format="1" text:start-value="1988">
        <style:list-level-properties text:list-level-position-and-space-mode="label-alignment">
          <style:list-level-label-alignment text:label-followed-by="listtab" text:list-tab-stop-position="1.75in" fo:text-indent="-1.5in" fo:margin-left="1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format="1" text:start-value="2003">
        <style:list-level-properties text:list-level-position-and-space-mode="label-alignment">
          <style:list-level-label-alignment text:label-followed-by="listtab" fo:text-indent="-0.3335in" fo:margin-left="0.583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4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4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478in" fo:text-indent="-0.25in" fo:margin-left="3.478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978in" fo:text-indent="-0.25in" fo:margin-left="3.97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478in" fo:text-indent="-0.25in" fo:margin-left="4.478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978in" fo:text-indent="-0.25in" fo:margin-left="4.978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.478in" fo:text-indent="-0.25in" fo:margin-left="5.47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978in" fo:text-indent="-0.25in" fo:margin-left="5.9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362in" fo:margin-left="0.2362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978in" fo:text-indent="-0.25in" fo:margin-left="1.978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478in" fo:text-indent="-0.25in" fo:margin-left="2.47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978in" fo:text-indent="-0.25in" fo:margin-left="2.978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478in" fo:text-indent="-0.25in" fo:margin-left="3.478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978in" fo:text-indent="-0.25in" fo:margin-left="3.97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478in" fo:text-indent="-0.25in" fo:margin-left="4.478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978in" fo:text-indent="-0.25in" fo:margin-left="4.978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5.478in" fo:text-indent="-0.25in" fo:margin-left="5.47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978in" fo:text-indent="-0.25in" fo:margin-left="5.9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>
      <text:list-level-style-number text:level="1" style:num-format="1" text:start-value="1977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2" style:num-format="1" text:start-value="1978" text:display-levels="2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4791in" fo:text-indent="-1.4791in" fo:margin-left="1.47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 text:start-value="5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4.878in" fo:text-indent="-0.25in" fo:margin-left="4.878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5.378in" fo:text-indent="-0.25in" fo:margin-left="5.378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878in" fo:text-indent="-0.25in" fo:margin-left="5.878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78in" fo:text-indent="-0.25in" fo:margin-left="6.378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878in" fo:text-indent="-0.25in" fo:margin-left="6.878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378in" fo:text-indent="-0.25in" fo:margin-left="7.378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878in" fo:text-indent="-0.25in" fo:margin-left="7.878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8.378in" fo:text-indent="-0.25in" fo:margin-left="8.378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8.878in" fo:text-indent="-0.25in" fo:margin-left="8.878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248in" fo:text-indent="-0.248in" fo:margin-left="0.248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46in" fo:margin-bottom="0.7874in" fo:margin-left="0.9846in" fo:margin-right="0.9846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nhang 1: Profile der beteiligten Wissenschaftler</dc:title>
    <meta:initial-creator>kub</meta:initial-creator>
    <meta:creation-date>2005-11-22T11:44:00</meta:creation-date>
    <dc:date>2010-06-09T13:09:34</dc:date>
    <meta:print-date>2009-11-03T14:30:00</meta:print-date>
    <meta:editing-cycles>32</meta:editing-cycles>
    <meta:document-statistic meta:table-count="0" meta:image-count="0" meta:object-count="0" meta:page-count="1" meta:paragraph-count="27" meta:word-count="264" meta:character-count="1901"/>
    <meta:generator>OpenOffice.org/3.2$Uni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